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bce" officeooo:paragraph-rsid="001b4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decir si un numero es mayor</text:p>
      <text:p text:style-name="Standard"/>
      <text:p text:style-name="Standard">int mayor (int n1,int n2){<text:line-break/> <text:s text:c="3"/>return n1&gt;n2;<text:line-break/>}<text:line-break/>int main()<text:line-break/>{<text:line-break/>cout &lt;&lt; "El resultado de mayor es "&lt;&lt; mayor(8,3)&lt;&lt;endl;<text:line-break/>return 0;<text:line-break/>}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5:55:45.973000000</meta:creation-date>
    <dc:date>2023-01-24T15:56:29.368000000</dc:date>
    <meta:editing-duration>PT44S</meta:editing-duration>
    <meta:editing-cycles>1</meta:editing-cycles>
    <meta:document-statistic meta:table-count="0" meta:image-count="0" meta:object-count="0" meta:page-count="1" meta:paragraph-count="2" meta:word-count="30" meta:character-count="157" meta:non-whitespace-character-count="124"/>
    <meta:generator>LibreOffice/7.4.3.2$Windows_X86_64 LibreOffice_project/1048a8393ae2eeec98dff31b5c133c5f1d08b890</meta:generator>
  </office:meta>
</office:document-meta>
</file>